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text-properties officeooo:paragraph-rsid="0019170e"/>
    </style:style>
    <style:style style:name="P2" style:family="paragraph" style:parent-style-name="Normal">
      <style:text-properties officeooo:rsid="0019170e" officeooo:paragraph-rsid="0019170e"/>
    </style:style>
    <style:style style:name="P3" style:family="paragraph" style:parent-style-name="Normal">
      <style:text-properties officeooo:paragraph-rsid="001ac419"/>
    </style:style>
    <style:style style:name="P4" style:family="paragraph" style:parent-style-name="Normal">
      <style:text-properties officeooo:rsid="001ac419" officeooo:paragraph-rsid="001ac419"/>
    </style:style>
    <style:style style:name="P5" style:family="paragraph" style:parent-style-name="Normal">
      <style:text-properties officeooo:rsid="001ac419" officeooo:paragraph-rsid="001e5aa6"/>
    </style:style>
    <style:style style:name="P6" style:family="paragraph" style:parent-style-name="Normal">
      <style:text-properties officeooo:rsid="001ac419" officeooo:paragraph-rsid="001c16df"/>
    </style:style>
    <style:style style:name="P7" style:family="paragraph" style:parent-style-name="Normal">
      <style:text-properties officeooo:rsid="001ac419" officeooo:paragraph-rsid="0020435c"/>
    </style:style>
    <style:style style:name="P8" style:family="paragraph" style:parent-style-name="Normal">
      <style:text-properties officeooo:rsid="001e5aa6"/>
    </style:style>
    <style:style style:name="P9" style:family="paragraph" style:parent-style-name="Normal">
      <style:text-properties officeooo:rsid="001e5aa6" officeooo:paragraph-rsid="001e5aa6"/>
    </style:style>
    <style:style style:name="P10" style:family="paragraph" style:parent-style-name="Normal">
      <style:text-properties officeooo:rsid="00202222" officeooo:paragraph-rsid="00202222"/>
    </style:style>
    <style:style style:name="P11" style:family="paragraph" style:parent-style-name="Normal">
      <style:text-properties officeooo:rsid="0021e270" officeooo:paragraph-rsid="0021e270"/>
    </style:style>
    <style:style style:name="P12" style:family="paragraph" style:parent-style-name="Normal">
      <style:paragraph-properties>
        <style:tab-stops>
          <style:tab-stop style:position="10.636cm"/>
        </style:tab-stops>
      </style:paragraph-properties>
      <style:text-properties officeooo:rsid="0021fb86" officeooo:paragraph-rsid="0021fb86"/>
    </style:style>
    <style:style style:name="P13" style:family="paragraph" style:parent-style-name="List_20_Paragraph">
      <style:paragraph-properties fo:margin-left="0cm" fo:margin-right="0cm" fo:text-indent="0cm" style:auto-text-indent="false"/>
    </style:style>
    <style:style style:name="P14" style:family="paragraph" style:parent-style-name="List_20_Paragraph">
      <style:paragraph-properties fo:margin-left="0cm" fo:margin-right="0cm" fo:text-indent="0cm" style:auto-text-indent="false"/>
      <style:text-properties officeooo:rsid="0019170e" officeooo:paragraph-rsid="0019170e"/>
    </style:style>
    <style:style style:name="P15" style:family="paragraph" style:parent-style-name="List_20_Paragraph">
      <style:paragraph-properties fo:margin-left="0cm" fo:margin-right="0cm" fo:text-indent="0cm" style:auto-text-indent="false"/>
      <style:text-properties officeooo:rsid="001dc5a8" officeooo:paragraph-rsid="001dc5a8"/>
    </style:style>
    <style:style style:name="P16" style:family="paragraph" style:parent-style-name="Normal">
      <style:paragraph-properties fo:margin-left="1.27cm" fo:margin-right="0cm" fo:text-indent="0cm" style:auto-text-indent="false"/>
      <style:text-properties fo:font-style="italic" officeooo:rsid="0021e270" officeooo:paragraph-rsid="0021e270" style:font-style-asian="italic" style:font-style-complex="italic"/>
    </style:style>
    <style:style style:name="P17" style:family="paragraph" style:parent-style-name="Heading_20_2">
      <style:text-properties officeooo:rsid="0019170e" officeooo:paragraph-rsid="0019170e"/>
    </style:style>
    <style:style style:name="P18" style:family="paragraph" style:parent-style-name="Heading_20_2">
      <style:text-properties officeooo:rsid="0019170e" officeooo:paragraph-rsid="001ac419"/>
    </style:style>
    <style:style style:name="P19" style:family="paragraph" style:parent-style-name="Heading_20_2" style:master-page-name="MP0">
      <style:paragraph-properties style:page-number="auto" fo:break-before="page"/>
      <style:text-properties officeooo:rsid="0019170e" officeooo:paragraph-rsid="0019170e"/>
    </style:style>
    <style:style style:name="P20" style:family="paragraph" style:parent-style-name="Normal">
      <style:text-properties officeooo:rsid="0021e270" officeooo:paragraph-rsid="0021e270"/>
    </style:style>
    <style:style style:name="P21" style:family="paragraph" style:parent-style-name="Normal">
      <style:text-properties officeooo:rsid="0021e270" officeooo:paragraph-rsid="0022962f"/>
    </style:style>
    <style:style style:name="P22" style:family="paragraph" style:parent-style-name="Normal">
      <style:text-properties officeooo:paragraph-rsid="0022962f"/>
    </style:style>
    <style:style style:name="P23" style:family="paragraph" style:parent-style-name="Normal">
      <style:text-properties officeooo:rsid="00231641" officeooo:paragraph-rsid="00231641"/>
    </style:style>
    <style:style style:name="P24" style:family="paragraph" style:parent-style-name="Normal">
      <style:text-properties officeooo:rsid="00248847" officeooo:paragraph-rsid="00248847"/>
    </style:style>
    <style:style style:name="P25" style:family="paragraph" style:parent-style-name="Normal">
      <style:text-properties officeooo:rsid="00257015" officeooo:paragraph-rsid="00257015"/>
    </style:style>
    <style:style style:name="P26" style:family="paragraph" style:parent-style-name="Normal">
      <style:text-properties officeooo:paragraph-rsid="00257015"/>
    </style:style>
    <style:style style:name="T1" style:family="text">
      <style:text-properties officeooo:rsid="001aa00b"/>
    </style:style>
    <style:style style:name="T2" style:family="text">
      <style:text-properties officeooo:rsid="001ac419"/>
    </style:style>
    <style:style style:name="T3" style:family="text">
      <style:text-properties officeooo:rsid="00202222"/>
    </style:style>
    <style:style style:name="T4" style:family="text">
      <style:text-properties officeooo:rsid="0020435c"/>
    </style:style>
    <style:style style:name="T5" style:family="text">
      <style:text-properties officeooo:rsid="00213520"/>
    </style:style>
    <style:style style:name="T6" style:family="text">
      <style:text-properties officeooo:rsid="0021fb86"/>
    </style:style>
    <style:style style:name="T7" style:family="text">
      <style:text-properties officeooo:rsid="0022962f"/>
    </style:style>
    <style:style style:name="T8" style:family="text">
      <style:text-properties officeooo:rsid="00231641"/>
    </style:style>
    <style:style style:name="T9" style:family="text">
      <style:text-properties officeooo:rsid="00248847"/>
    </style:style>
    <style:style style:name="T10" style:family="text">
      <style:text-properties officeooo:rsid="00254f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2">Slides 1-5: Introduction</text:h>
      <text:p text:style-name="P1"/>
      <text:p text:style-name="P2">PHPUnit first used in 2001.</text:p>
      <text:p text:style-name="P2">This <text:span text:style-name="T1">analysis performed </text:span>for PHPUnit 4.8 and Prophecy 1.5.</text:p>
      <text:p text:style-name="P2">Talk: Principles of unit testing → Types of mock object → PHPUnit vs. Prophecy</text:p>
      <text:h text:style-name="P17" text:outline-level="2">Slides 6-1<text:span text:style-name="T2">2</text:span>: Principles of unit testing</text:h>
      <text:p text:style-name="P13"/>
      <text:p text:style-name="P14"><text:span text:style-name="T3">There are t</text:span>wo important reasons to use unit testing. Firstly, software developers should aspire to be professional and a full unit test suite shows a professional approach. Secondly, software written using unit tests is better software. Unit tests allow re-factoring and exercise the API. <text:span text:style-name="T3">This in turn leads </text:span>to decoupling and improved readability. They also provide living documentation of the code.</text:p>
      <text:p text:style-name="P15">Developers using test doubles in the process of Test Drive Development will usually take one of two styles. The first style is known as Classical TDD and favours real objects, using doubles only where it is awkward to use the real thing. The second is known as Mockist TDD style and uses <text:span text:style-name="T3">doubles</text:span> for any object with “interesting” behaviour.</text:p>
      <text:p text:style-name="P8">In the writer's opinion, <text:span text:style-name="T3">test doubles</text:span> have two major advantages. Firstly, they are faster than real objects and don't have dependencies. Secondly, they allow unit tests to be focussed on very particular parts of the code and can communicate the intent of the developer.</text:p>
      <text:p text:style-name="P10">Examples of “uninteresting” objects are value objects or those with known behaviour such as iterators.</text:p>
      <text:h text:style-name="P18" text:outline-level="2">Slide <text:span text:style-name="T2">13</text:span>: Principles of unit testing</text:h>
      <text:p text:style-name="P3"/>
      <text:p text:style-name="P4">The simplest type of test double is a dummy. These <text:span text:style-name="T3">are used</text:span> <text:span text:style-name="T3">where a class only needs an object as a constructor argument</text:span>. They therefore <text:span text:style-name="T3">need only to</text:span> extend a class or implement an interface; all methods returning null.</text:p>
      <text:p text:style-name="P5">The next type of test double is a stub. Th<text:span text:style-name="T3">ese</text:span> <text:span text:style-name="T3">are</text:span> probably the most commonly <text:span text:style-name="T4">found</text:span> and <text:span text:style-name="T3">are</text:span> used <text:span text:style-name="T3">where classes retrieve data from other objects</text:span>. The stub object is loaded with canned responses, which it returns <text:span text:style-name="T3">as</text:span> required. </text:p>
      <text:p text:style-name="P7">A further type of test double is a spy and allows testing in a different way. Instead of returning <text:span text:style-name="T4">data</text:span>, spies <text:span text:style-name="T4">will </text:span>return null or a reference to themselves <text:span text:style-name="T4">while </text:span>record<text:span text:style-name="T4">ing</text:span> how many times each method is called <text:span text:style-name="T4">and with which arguments</text:span>. </text:p>
      <text:p text:style-name="P6">The final test double that we will look at is the mock. This has the characteristics of both the stub and the spy in that it both returns fully defined responses to method calls and also tracks the number of times each method is called. </text:p>
      <text:p text:style-name="P9"><text:span text:style-name="T5">Two types of test double will not be part of this analysis. </text:span>Fake<text:span text:style-name="T5">s are used instead of objects that are slow or rely on resources not available in the test environment. </text:span>Temporary <text:span text:style-name="T5">Test Stubs are used in place of code that has yet to be written.</text:span></text:p>
      <text:h text:style-name="Heading_20_2" text:outline-level="2"><text:soft-page-break/>Dummies</text:h>
      <text:p text:style-name="Normal"/>
      <text:p text:style-name="P11">Using dummies allows us to compare the basic creation syntax for test doubles.</text:p>
      <text:p text:style-name="P11">PHPUnit dummies are created as follows:</text:p>
      <text:p text:style-name="P16">$dummy = $this-&gt;getMock('Class_Or_Interface_Name');</text:p>
      <text:p text:style-name="P11">Prophecy dummies are created as follows:</text:p>
      <text:p text:style-name="P16">$dummy = $this-&gt;prophesize('Class_Or_Interface_Name')-&gt;reveal();</text:p>
      <text:p text:style-name="P21">We note that the class or interface does not have to exist. Where a class or interface definition has been loaded, then method calls can be performed on the dummy, <text:span text:style-name="T7">returning null by default. </text:span></text:p>
      <text:p text:style-name="P21"><text:span text:style-name="T7">We also note that object initialization differs between our two frameworks. </text:span>Where a constructor method exists for a class, then PHPUnit will execute it, <text:span text:style-name="T7">whereas </text:span>Prophecy will ignore it.</text:p>
      <text:p text:style-name="P11">Verdict: Dummies are easier to create using PHPUnit as they only need a single method call.</text:p>
      <text:h text:style-name="Heading_20_2" text:outline-level="2">Stubs</text:h>
      <text:p text:style-name="Normal"/>
      <text:p text:style-name="P11">Using stubs <text:span text:style-name="T7">allows to compare </text:span>how <text:span text:style-name="T7">behaviour is assigned to methods</text:span>.</text:p>
      <text:p text:style-name="P11">PHPUnit methods are configured as follows:</text:p>
      <text:p text:style-name="P16">$stub-&gt;method('getId')-&gt;willReturn(1);</text:p>
      <text:p text:style-name="P11">Prophecy methods are configured as follows:</text:p>
      <text:p text:style-name="P16">$stub-&gt;getId()-&gt;willReturn(1);</text:p>
      <text:p text:style-name="P22"><text:span text:style-name="T7">The “arbitrary method call” used by Prophecy is more elegant, particularly where arguments are passed in method calls. It also allows the use of </text:span>code-completion in <text:span text:style-name="T6">the</text:span> IDE and <text:span text:style-name="T8">automatic renaming of unit test method calls where class are </text:span>re-factor<text:span text:style-name="T8">ed.</text:span></text:p>
      <text:p text:style-name="P23">We note however two instances where PHPUnit <text:span text:style-name="T9">might be preferred.</text:span></text:p>
      <text:p text:style-name="P24">Firstly, PHPUnit does not impose restrictions on which methods are defined. In Prophecy, once a single method is defined, all methods used in the unit test must be defined. This restriction can make Prophecy less suited to modelling complex objects with many methods.</text:p>
      <text:p text:style-name="P24">Secondly, Prophecy does not allow the definition of methods <text:span text:style-name="T10">not listed in</text:span> the class signature. <text:span text:style-name="T10">An example of this is w</text:span>here __call() is used to <text:span text:style-name="T10">return responses to inaccessible methods. Behaviour such as this can only be reproduced using </text:span>PHPUnit.</text:p>
      <text:p text:style-name="P12">Verdict: Stubs are easier to create using Prophecy, particularly where method outputs depend on input arguments.</text:p>
      <text:h text:style-name="Heading_20_2" text:outline-level="2"><text:soft-page-break/>Spies</text:h>
      <text:p text:style-name="Normal"/>
      <text:p text:style-name="P25">Using spies changes our testing approach from looking at output to checking that methods are called, how many times they are called and with which arguments.</text:p>
      <text:p text:style-name="P26">Instinct of PHPUnit is to enforce call order – Example of structure binding? Prophecy otoh does not – Example of message binding?</text:p>
      <text:p text:style-name="P26">Output from test – notice two assertions (Prophecy) – PHPUnit still only considers a single assertion (42)</text:p>
      <text:p text:style-name="P25">Note these not equivalent as prophecy does not enforce order in which methods are called (45)</text:p>
      <text:p text:style-name="Normal">Recap our first sub test (38)</text:p>
      <text:p text:style-name="Normal">Recall stub test. Notice how test ends with an assertion (39)</text:p>
      <text:p text:style-name="Normal">Output from test. Notice single assertion (40)</text:p>
      <text:p text:style-name="Normal">Alternative approach (41)</text:p>
      <text:p text:style-name="Normal">Alternative implementation with enforcement of call order in prophecy (46)</text:p>
      <text:p text:style-name="Normal">Mockito definition of a spy (47)</text:p>
      <text:h text:style-name="Heading_20_2" text:outline-level="2">Mocks</text:h>
      <text:p text:style-name="Normal">Stubs have behaviour but no expectations. Mocks have behaviour and expectations (49)</text:p>
      <text:h text:style-name="Heading_20_2" text:outline-level="2">Also</text:h>
      <text:p text:style-name="P9">Atoum atoum.org</text:p>
      <text:p text:style-name="P9">Mockery docs.mockery.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dc:title/>
    <dc:description/>
    <dc:subject/>
    <meta:initial-creator>Richard Harrison</meta:initial-creator>
    <meta:creation-date>2016-03-07T13:49:00Z</meta:creation-date>
    <dc:date>2016-05-05T13:09:06.869958489</dc:date>
    <meta:editing-cycles>13</meta:editing-cycles>
    <meta:editing-duration>PT2H20M18S</meta:editing-duration>
    <meta:document-statistic meta:table-count="0" meta:image-count="0" meta:object-count="0" meta:page-count="3" meta:paragraph-count="51" meta:word-count="858" meta:character-count="5323" meta:non-whitespace-character-count="4508"/>
    <meta:template xlink:type="simple" xlink:actuate="onRequest" xlink:title="" xlink:href="Normal.dotm"/>
  </office:meta>
</office:document-meta>
</file>